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7" style:family="paragraph" style:parent-style-name="Text_20_body">
      <style:text-properties fo:language="en" fo:country="US" officeooo:rsid="00f905d2" officeooo:paragraph-rsid="00f905d2"/>
    </style:style>
    <style:style style:name="P18" style:family="paragraph" style:parent-style-name="Text_20_body">
      <style:text-properties fo:language="en" fo:country="US" officeooo:rsid="00f905d2" officeooo:paragraph-rsid="00fb0e51"/>
    </style:style>
    <style:style style:name="P19" style:family="paragraph" style:parent-style-name="Листинг">
      <style:text-properties officeooo:rsid="00ef51ce" officeooo:paragraph-rsid="00ef51ce"/>
    </style:style>
    <style:style style:name="P20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2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font-name="PT Astra Serif2" fo:font-size="20.7999992370605pt" fo:language="en" fo:country="US" fo:font-weight="bold" officeooo:paragraph-rsid="00ce24b4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3" style:family="paragraph" style:parent-style-name="Heading_20_2">
      <style:text-properties officeooo:rsid="00e99737" officeooo:paragraph-rsid="00e99737"/>
    </style:style>
    <style:style style:name="P24" style:family="paragraph" style:parent-style-name="Heading_20_2">
      <style:text-properties officeooo:rsid="00f769f1" officeooo:paragraph-rsid="00f769f1"/>
    </style:style>
    <style:style style:name="P25" style:family="paragraph" style:parent-style-name="Heading_20_3">
      <style:text-properties officeooo:rsid="00f8d4b0" officeooo:paragraph-rsid="00f8d4b0"/>
    </style:style>
    <style:style style:name="P26" style:family="paragraph" style:parent-style-name="Standard">
      <style:text-properties fo:language="en" fo:country="US" officeooo:rsid="00f905d2" officeooo:paragraph-rsid="01036fe5"/>
    </style:style>
    <style:style style:name="P27" style:family="paragraph" style:parent-style-name="Standard">
      <style:text-properties fo:language="ru" fo:country="RU" officeooo:rsid="010c8e8e" officeooo:paragraph-rsid="010c8e8e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9" style:family="paragraph" style:parent-style-name="Text_20_body" style:list-style-name="L1">
      <style:text-properties officeooo:paragraph-rsid="00cf8713"/>
    </style:style>
    <style:style style:name="P30" style:family="paragraph" style:parent-style-name="Text_20_body" style:list-style-name="L1">
      <style:text-properties officeooo:rsid="00c6e133" officeooo:paragraph-rsid="00ed0282"/>
    </style:style>
    <style:style style:name="P3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ff1af5" officeooo:paragraph-rsid="00ff1af5"/>
    </style:style>
    <style:style style:name="P32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100db59"/>
    </style:style>
    <style:style style:name="P33" style:family="paragraph" style:parent-style-name="Text_20_body">
      <style:text-properties officeooo:paragraph-rsid="0100db59"/>
    </style:style>
    <style:style style:name="P34" style:family="paragraph" style:parent-style-name="Text_20_body" style:list-style-name="L1">
      <style:text-properties officeooo:rsid="0104d339" officeooo:paragraph-rsid="0104d339"/>
    </style:style>
    <style:style style:name="P35" style:family="paragraph" style:parent-style-name="Text_20_body">
      <style:text-properties fo:language="en" fo:country="US" officeooo:rsid="00f905d2" officeooo:paragraph-rsid="01051e09"/>
    </style:style>
    <style:style style:name="P36" style:family="paragraph" style:parent-style-name="Text_20_body">
      <style:text-properties fo:language="en" fo:country="US" officeooo:rsid="00f905d2" officeooo:paragraph-rsid="0105dbdb"/>
    </style:style>
    <style:style style:name="P37" style:family="paragraph" style:parent-style-name="Листинг">
      <style:text-properties officeooo:paragraph-rsid="00ed66d3"/>
    </style:style>
    <style:style style:name="P38" style:family="paragraph" style:parent-style-name="Листинг">
      <style:text-properties officeooo:rsid="00ed66d3" officeooo:paragraph-rsid="01036fe5"/>
    </style:style>
    <style:style style:name="P39" style:family="paragraph" style:parent-style-name="Мой_20_код" style:list-style-name="Нумерация_20_кода"/>
    <style:style style:name="P40" style:family="paragraph" style:parent-style-name="Мой_20_код" style:list-style-name="Нумерация_20_кода">
      <style:text-properties officeooo:paragraph-rsid="01036fe5"/>
    </style:style>
    <style:style style:name="P41" style:family="paragraph" style:parent-style-name="Мой_20_код" style:list-style-name="Нумерация_20_кода">
      <style:text-properties style:font-name="Source Code Pro Semibold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a95b28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5e1027"/>
    </style:style>
    <style:style style:name="T17" style:family="text">
      <style:text-properties fo:language="ru" fo:country="RU" officeooo:rsid="00da44ce"/>
    </style:style>
    <style:style style:name="T18" style:family="text">
      <style:text-properties fo:language="ru" fo:country="RU" officeooo:rsid="00faba2b"/>
    </style:style>
    <style:style style:name="T19" style:family="text">
      <style:text-properties fo:language="ru" fo:country="RU" officeooo:rsid="00fb0e51"/>
    </style:style>
    <style:style style:name="T20" style:family="text">
      <style:text-properties fo:language="ru" fo:country="RU" officeooo:rsid="00fc2c19"/>
    </style:style>
    <style:style style:name="T21" style:family="text">
      <style:text-properties fo:language="ru" fo:country="RU" officeooo:rsid="00fc9fbc"/>
    </style:style>
    <style:style style:name="T22" style:family="text">
      <style:text-properties fo:language="ru" fo:country="RU" officeooo:rsid="0105dbdb"/>
    </style:style>
    <style:style style:name="T23" style:family="text">
      <style:text-properties fo:language="ru" fo:country="RU" officeooo:rsid="0107678d"/>
    </style:style>
    <style:style style:name="T24" style:family="text">
      <style:text-properties fo:language="ru" fo:country="RU" officeooo:rsid="010b283e"/>
    </style:style>
    <style:style style:name="T25" style:family="text">
      <style:text-properties officeooo:rsid="00bc6053"/>
    </style:style>
    <style:style style:name="T26" style:family="text">
      <style:text-properties officeooo:rsid="00c7db36"/>
    </style:style>
    <style:style style:name="T27" style:family="text">
      <style:text-properties officeooo:rsid="00ce24b4"/>
    </style:style>
    <style:style style:name="T28" style:family="text">
      <style:text-properties officeooo:rsid="00d71f17"/>
    </style:style>
    <style:style style:name="T29" style:family="text">
      <style:text-properties officeooo:rsid="00d81cab"/>
    </style:style>
    <style:style style:name="T30" style:family="text">
      <style:text-properties officeooo:rsid="00d856c8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Cascadia Mono" fo:font-size="9.5pt" style:font-size-asian="9.5pt"/>
    </style:style>
    <style:style style:name="T33" style:family="text">
      <style:text-properties fo:color="#000000" loext:opacity="100%" officeooo:rsid="00d24ff6"/>
    </style:style>
    <style:style style:name="T34" style:family="text">
      <style:text-properties officeooo:rsid="00e5dc19"/>
    </style:style>
    <style:style style:name="T35" style:family="text">
      <style:text-properties officeooo:rsid="00e99737"/>
    </style:style>
    <style:style style:name="T36" style:family="text">
      <style:text-properties officeooo:rsid="00ed0282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10ce65d"/>
    </style:style>
    <style:style style:name="T39" style:family="text">
      <style:text-properties officeooo:rsid="00faba2b"/>
    </style:style>
    <style:style style:name="T40" style:family="text">
      <style:text-properties officeooo:rsid="00fb0e51"/>
    </style:style>
    <style:style style:name="T41" style:family="text">
      <style:text-properties officeooo:rsid="0100db59"/>
    </style:style>
    <style:style style:name="T42" style:family="text">
      <style:text-properties officeooo:rsid="01036fe5"/>
    </style:style>
    <style:style style:name="T43" style:family="text">
      <style:text-properties officeooo:rsid="0105dbdb"/>
    </style:style>
    <style:style style:name="T44" style:family="text">
      <style:text-properties officeooo:rsid="0108f63a"/>
    </style:style>
    <style:style style:name="T45" style:family="text">
      <style:text-properties officeooo:rsid="010ce65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Министерство образования, науки и молодежной политики</text:p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4"/></text:span></text:p>
      <text:p text:style-name="P1"/>
      <text:p text:style-name="P1"/>
      <text:p text:style-name="P12"/>
      <text:p text:style-name="P16">РАЗРАБОТКА <text:span text:style-name="T27">СИСТЕМНОЕ ПРОГРАММИРОВАНИЕ</text:span></text:p>
      <text:p text:style-name="P13"/>
      <text:p text:style-name="P13"/>
      <text:p text:style-name="P10">ЛАБОРАТОРНАЯ РАБОТА №<text:span text:style-name="T30">2</text:span></text:p>
      <text:p text:style-name="P2">по теме:</text:p>
      <text:h text:style-name="P20" text:outline-level="1"><text:span text:style-name="T13"><text:s/></text:span><text:span text:style-name="T12">Асинхронное программирование </text:span></text:h>
      <text:h text:style-name="P21" text:outline-level="1">в Windows Forms</text:h>
      <text:p text:style-name="Заголовок_20_2_20_титул"/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34">И-32 </text:span><text:span text:style-name="T6">групп</text:span><text:span text:style-name="T34">ы</text:span> </text:p>
      <text:p text:style-name="P31">Агафонов Д.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16">дисциплины «</text:span><text:span text:style-name="T17">Системое прораммирование</text:span><text:span text:style-name="T16">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4"><text:span text:style-name="Emphasis"/></text:p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2" text:outline-level="2"><text:span text:style-name="T9">1 </text:span><text:span text:style-name="T10">Цель работы</text:span></text:h>
      <text:p text:style-name="Text_20_body">Изучение возможностей, реализующих асинхронное программирование и получение навыков по работе в программе с потоками.</text:p>
      <text:p text:style-name="P32"><text:span text:style-name="T11">2 </text:span><text:span text:style-name="T10">Теоретические сведения</text:span></text:p>
      <text:p text:style-name="P33"><text:tab/>Класс BackgroundWorker позволяет выполнить операцию в отдельном, выделенном потоке. Операции, требующие много времени, такие как загрузка и транзакции базы данных, могут создавать впечатление, что пользовательский интерфейс перестал отвечать на действия пользователя. Если необходимо обеспечить быстрое реагирование пользовательского интерфейса, а подобные операции приводят к длительным задержкам, эффективным решением может стать класс BackgroundWorker.</text:p>
      <text:p text:style-name="P33"><text:tab/>Чтобы запустить занимающую много времени операцию в фоновом режиме, следует создать экземпляр BackgroundWorker и отслеживать события, сообщающие о ходе выполнения операции и сигнализирующие о ее завершении. Можно создать объект BackgroundWorker программными средствами или перетащить его в форму из вкладки Компоненты Панели элементов. Класс BackgroundWorker, созданный в конструкторе Windows Forms, появляется в области компонентов, а его свойства отображаются в окне "Свойства".</text:p>
      <text:h text:style-name="P23" text:outline-level="2"><text:span text:style-name="T41">3</text:span> Постановка задачи</text:h>
      <text:list text:style-name="L1">
        <text:list-item>
          <text:p text:style-name="P29">Созда<text:span text:style-name="T35">ть</text:span> новый проект Windows Forms. </text:p>
        </text:list-item>
        <text:list-item>
          <text:p text:style-name="P29">Добав<text:span text:style-name="T35">ить</text:span> на форму элементы управления: два элемента Label, TextBox, ProgressBar и две кнопки Button. </text:p>
        </text:list-item>
        <text:list-item>
          <text:p text:style-name="P34">Сделать ассинхронную работу используя <text:s/>BackgroundWorker.</text:p>
        </text:list-item>
        <text:list-item>
          <text:p text:style-name="P34">Создать новый проект, с аналогичным интерфейсом.</text:p>
        </text:list-item>
        <text:list-item>
          <text:p text:style-name="P34">Сделать ассинхронную работу используя делешаты.</text:p>
        </text:list-item>
        <text:list-item>
          <text:p text:style-name="P30">Оформить отчет по выполненной работе. Отчет должен включать: листиги Form1.cs и Form1.Designer.cs, скриншоты <text:span text:style-name="T26">различных состояний</text:span> окна приложения, <text:span text:style-name="T28">описание </text:span><text:span text:style-name="T29">используемых элементов</text:span><text:span text:style-name="T26">.</text:span></text:p>
        </text:list-item>
      </text:list>
      <text:h text:style-name="Heading_20_2" text:outline-level="2"><text:span text:style-name="T41">4</text:span><text:span text:style-name="T25"> </text:span><text:span text:style-name="T36">Выполнение задания</text:span></text:h>
      <text:p text:style-name="P37"><text:span text:style-name="T37"/></text:p>
      <text:p text:style-name="P35"><text:soft-page-break/></text:p>
      <text:p text:style-name="P36"><text:span text:style-name="T7">BackgroundWorker.</text:span> <text:span text:style-name="T43">С</text:span><text:span text:style-name="T22">овершает задачи в отдельном потоке</text:span><text:span text:style-name="T21">.</text:span></text:p>
      <text:p text:style-name="P35"><text:span text:style-name="T7">ProgressBar.</text:span> <text:span text:style-name="T23">Отображает прогресс в полосе.</text:span></text:p>
      <text:p text:style-name="P35"><text:span text:style-name="T21"/></text:p>
      <text:p text:style-name="Standard"/>
      <text:p text:style-name="P19">Листинг <text:span text:style-name="T42">1</text:span>. <text:span text:style-name="T37">Form1.cs </text:span><text:span text:style-name="T24">работа на фоне</text:span></text:p>
      <text:list text:style-name="Нумерация_20_кода">
        <text:list-item text:start-value="1">
          <text:p text:style-name="P39">using System;</text:p>
        </text:list-item>
        <text:list-item>
          <text:p text:style-name="P39">using System.Collections.Generic;</text:p>
        </text:list-item>
        <text:list-item>
          <text:p text:style-name="P39">using System.ComponentModel;</text:p>
        </text:list-item>
        <text:list-item>
          <text:p text:style-name="P39">using System.Data;</text:p>
        </text:list-item>
        <text:list-item>
          <text:p text:style-name="P39">using System.Drawing;</text:p>
        </text:list-item>
        <text:list-item>
          <text:p text:style-name="P39">using System.Linq;</text:p>
        </text:list-item>
        <text:list-item>
          <text:p text:style-name="P39">using System.Text;</text:p>
        </text:list-item>
        <text:list-item>
          <text:p text:style-name="P39">using System.Threading.Tasks;</text:p>
        </text:list-item>
        <text:list-item>
          <text:p text:style-name="P39">using System.Windows.Forms;</text:p>
        </text:list-item>
        <text:list-item>
          <text:p text:style-name="P39"/>
        </text:list-item>
        <text:list-item>
          <text:p text:style-name="P39">namespace WinBackgroundWorker</text:p>
        </text:list-item>
        <text:list-item>
          <text:p text:style-name="P39">{</text:p>
        </text:list-item>
        <text:list-item>
          <text:p text:style-name="P39"><text:s text:c="4"/>public partial class Form1 : Form</text:p>
        </text:list-item>
        <text:list-item>
          <text:p text:style-name="P39"><text:s text:c="4"/>{</text:p>
        </text:list-item>
        <text:list-item>
          <text:p text:style-name="P39"><text:s text:c="8"/>public Form1()</text:p>
        </text:list-item>
        <text:list-item>
          <text:p text:style-name="P39"><text:s text:c="8"/>{</text:p>
        </text:list-item>
        <text:list-item>
          <text:p text:style-name="P39"><text:s text:c="12"/>InitializeComponent();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private void textBox1_KeyPress(object sender, KeyPressEventArgs e)</text:p>
        </text:list-item>
        <text:list-item>
          <text:p text:style-name="P39"><text:s text:c="8"/>{</text:p>
        </text:list-item>
        <text:list-item>
          <text:p text:style-name="P39"><text:s text:c="12"/>if (!char.IsDigit(e.KeyChar))</text:p>
        </text:list-item>
        <text:list-item>
          <text:p text:style-name="P39"><text:s text:c="12"/>{</text:p>
        </text:list-item>
        <text:list-item>
          <text:p text:style-name="P39"><text:s text:c="16"/>if (e.KeyChar != (char)Keys.Back)</text:p>
        </text:list-item>
        <text:list-item>
          <text:p text:style-name="P39"><text:s text:c="16"/>{</text:p>
        </text:list-item>
        <text:list-item>
          <text:p text:style-name="P39"><text:s text:c="20"/>e.Handled = true;</text:p>
        </text:list-item>
        <text:list-item>
          <text:p text:style-name="P39"><text:s text:c="20"/>MessageBox.Show("Поле должно содержать цифры");</text:p>
        </text:list-item>
        <text:list-item>
          <text:p text:style-name="P39"><text:s text:c="16"/>}</text:p>
        </text:list-item>
        <text:list-item>
          <text:p text:style-name="P39"><text:s text:c="12"/>}</text:p>
        </text:list-item>
        <text:list-item>
          <text:p text:style-name="P39"><text:soft-page-break/><text:s text:c="8"/>}</text:p>
        </text:list-item>
        <text:list-item>
          <text:p text:style-name="P39"/>
        </text:list-item>
        <text:list-item>
          <text:p text:style-name="P39"><text:s text:c="8"/>private void backgroundWorker1_DoWork(object sender, DoWorkEventArgs e)</text:p>
        </text:list-item>
        <text:list-item>
          <text:p text:style-name="P39"><text:s text:c="8"/>{</text:p>
        </text:list-item>
        <text:list-item>
          <text:p text:style-name="P39"><text:s text:c="12"/>int i;</text:p>
        </text:list-item>
        <text:list-item>
          <text:p text:style-name="P39"><text:s text:c="12"/>i = int.Parse(e.Argument.ToString());</text:p>
        </text:list-item>
        <text:list-item>
          <text:p text:style-name="P39"><text:s text:c="12"/>for (int j = 1; j &lt;= i; j++)</text:p>
        </text:list-item>
        <text:list-item>
          <text:p text:style-name="P39"><text:s text:c="12"/>{</text:p>
        </text:list-item>
        <text:list-item>
          <text:p text:style-name="P39"><text:s text:c="16"/>if (backgroundWorker1.CancellationPending)</text:p>
        </text:list-item>
        <text:list-item>
          <text:p text:style-name="P39"><text:s text:c="16"/>{</text:p>
        </text:list-item>
        <text:list-item>
          <text:p text:style-name="P39"><text:s text:c="20"/>e.Cancel = true;</text:p>
        </text:list-item>
        <text:list-item>
          <text:p text:style-name="P39"><text:s text:c="20"/>return;</text:p>
        </text:list-item>
        <text:list-item>
          <text:p text:style-name="P39"><text:s text:c="16"/>}</text:p>
        </text:list-item>
        <text:list-item>
          <text:p text:style-name="P39"><text:s text:c="16"/>System.Threading.Thread.Sleep(1000);</text:p>
        </text:list-item>
        <text:list-item>
          <text:p text:style-name="P39"><text:s text:c="16"/>backgroundWorker1.ReportProgress((int)(j * 100 / i));</text:p>
        </text:list-item>
        <text:list-item>
          <text:p text:style-name="P39"><text:s text:c="12"/>}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private void backgroundWorker1_ProgressChanged(object sender, ProgressChangedEventArgs e)</text:p>
        </text:list-item>
        <text:list-item>
          <text:p text:style-name="P39"><text:s text:c="8"/>{</text:p>
        </text:list-item>
        <text:list-item>
          <text:p text:style-name="P39"><text:s text:c="12"/>progressBar1.Value = e.ProgressPercentage;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private void backgroundWorker1_RunWorkerCompleted(object sender, RunWorkerCompletedEventArgs e)</text:p>
        </text:list-item>
        <text:list-item>
          <text:p text:style-name="P39"><text:s text:c="8"/>{</text:p>
        </text:list-item>
        <text:list-item>
          <text:p text:style-name="P39"><text:s text:c="12"/>if (!(e.Cancelled))</text:p>
        </text:list-item>
        <text:list-item>
          <text:p text:style-name="P39"><text:s text:c="16"/>System.Windows.Forms.MessageBox.Show("Run Completed!");</text:p>
        </text:list-item>
        <text:list-item>
          <text:p text:style-name="P39"><text:s text:c="12"/>else</text:p>
        </text:list-item>
        <text:list-item>
          <text:p text:style-name="P39"><text:s text:c="16"/>System.Windows.Forms.MessageBox.Show("Run Cancelled");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private void button1_Click(object sender, EventArgs e)</text:p>
        </text:list-item>
        <text:list-item>
          <text:p text:style-name="P39"><text:soft-page-break/><text:s text:c="8"/>{</text:p>
        </text:list-item>
        <text:list-item>
          <text:p text:style-name="P39"><text:s text:c="12"/>if (!(textBox1.Text == ""))</text:p>
        </text:list-item>
        <text:list-item>
          <text:p text:style-name="P39"><text:s text:c="12"/>{</text:p>
        </text:list-item>
        <text:list-item>
          <text:p text:style-name="P39"><text:s text:c="16"/>int i = int.Parse(textBox1.Text);</text:p>
        </text:list-item>
        <text:list-item>
          <text:p text:style-name="P39"><text:s text:c="16"/>backgroundWorker1.RunWorkerAsync(i);</text:p>
        </text:list-item>
        <text:list-item>
          <text:p text:style-name="P39"><text:s text:c="12"/>}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private void button2_Click(object sender, EventArgs e)</text:p>
        </text:list-item>
        <text:list-item>
          <text:p text:style-name="P39"><text:s text:c="8"/>{</text:p>
        </text:list-item>
        <text:list-item>
          <text:p text:style-name="P39"><text:s text:c="12"/>backgroundWorker1.CancelAsync();</text:p>
        </text:list-item>
        <text:list-item>
          <text:p text:style-name="P39"><text:s text:c="8"/>}</text:p>
        </text:list-item>
        <text:list-item>
          <text:p text:style-name="P39"><text:s text:c="4"/>}</text:p>
        </text:list-item>
        <text:list-item>
          <text:p text:style-name="P39">}</text:p>
        </text:list-item>
      </text:list>
      <text:p text:style-name="Standard"/>
      <text:p text:style-name="Standard" loext:marker-style-name="T32"/>
      <text:p text:style-name="P19">Листинг <text:span text:style-name="T42">2</text:span>. <text:span text:style-name="T37">Form1.cs</text:span><text:span text:style-name="T15"> </text:span><text:span text:style-name="T24">делегаты</text:span></text:p>
      <text:list text:continue-numbering="true" text:style-name="Нумерация_20_кода">
        <text:list-item text:start-value="1">
          <text:p text:style-name="P39">using System;</text:p>
        </text:list-item>
        <text:list-item>
          <text:p text:style-name="P39">using System.Collections.Generic;</text:p>
        </text:list-item>
        <text:list-item>
          <text:p text:style-name="P39">using System.ComponentModel;</text:p>
        </text:list-item>
        <text:list-item>
          <text:p text:style-name="P39">using System.Data;</text:p>
        </text:list-item>
        <text:list-item>
          <text:p text:style-name="P39">using System.Drawing;</text:p>
        </text:list-item>
        <text:list-item>
          <text:p text:style-name="P39">using System.Linq;</text:p>
        </text:list-item>
        <text:list-item>
          <text:p text:style-name="P39">using System.Text;</text:p>
        </text:list-item>
        <text:list-item>
          <text:p text:style-name="P39">using System.Threading.Tasks;</text:p>
        </text:list-item>
        <text:list-item>
          <text:p text:style-name="P39">using System.Windows.Forms;</text:p>
        </text:list-item>
        <text:list-item>
          <text:p text:style-name="P39"/>
        </text:list-item>
        <text:list-item>
          <text:p text:style-name="P41"><text:span text:style-name="T31">namespace </text:span><text:span text:style-name="T33">WinAsynchDelegate</text:span></text:p>
        </text:list-item>
        <text:list-item>
          <text:p text:style-name="P39">{</text:p>
        </text:list-item>
        <text:list-item>
          <text:p text:style-name="P39"><text:s text:c="4"/>public partial class Form1 : Form</text:p>
        </text:list-item>
        <text:list-item>
          <text:p text:style-name="P39"><text:s text:c="4"/>{</text:p>
        </text:list-item>
        <text:list-item>
          <text:p text:style-name="P39"><text:s text:c="8"/>private delegate void TimeConsumingMethodDelegate(int seconds); </text:p>
        </text:list-item>
        <text:list-item>
          <text:p text:style-name="P39"><text:s text:c="8"/>bool Cancel = false; </text:p>
        </text:list-item>
        <text:list-item>
          <text:p text:style-name="P39"><text:s text:c="8"/>public Form1()</text:p>
        </text:list-item>
        <text:list-item>
          <text:p text:style-name="P39"><text:s text:c="8"/>{</text:p>
        </text:list-item>
        <text:list-item>
          <text:p text:style-name="P39"><text:s text:c="12"/>InitializeComponent();</text:p>
        </text:list-item>
        <text:list-item>
          <text:p text:style-name="P39"><text:soft-page-break/><text:s text:c="8"/>}</text:p>
        </text:list-item>
        <text:list-item>
          <text:p text:style-name="P39"/>
        </text:list-item>
        <text:list-item>
          <text:p text:style-name="P39"><text:s text:c="8"/>private void textBox1_KeyPress(object sender, KeyPressEventArgs e)</text:p>
        </text:list-item>
        <text:list-item>
          <text:p text:style-name="P39"><text:s text:c="8"/>{</text:p>
        </text:list-item>
        <text:list-item>
          <text:p text:style-name="P39"><text:s text:c="12"/>if (!char.IsDigit(e.KeyChar))</text:p>
        </text:list-item>
        <text:list-item>
          <text:p text:style-name="P39"><text:s text:c="12"/>{</text:p>
        </text:list-item>
        <text:list-item>
          <text:p text:style-name="P39"><text:s text:c="16"/>if (e.KeyChar != (char)Keys.Back)</text:p>
        </text:list-item>
        <text:list-item>
          <text:p text:style-name="P39"><text:s text:c="16"/>{</text:p>
        </text:list-item>
        <text:list-item>
          <text:p text:style-name="P39"><text:s text:c="20"/>e.Handled = true;</text:p>
        </text:list-item>
        <text:list-item>
          <text:p text:style-name="P39"><text:s text:c="20"/>MessageBox.Show("Поле должно содержать цифры");</text:p>
        </text:list-item>
        <text:list-item>
          <text:p text:style-name="P39"><text:s text:c="16"/>}</text:p>
        </text:list-item>
        <text:list-item>
          <text:p text:style-name="P39"><text:s text:c="12"/>}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/>
        </text:list-item>
        <text:list-item>
          <text:p text:style-name="P39"><text:s text:c="8"/>private void button1_Click(object sender, EventArgs e)</text:p>
        </text:list-item>
        <text:list-item>
          <text:p text:style-name="P39"><text:s text:c="8"/>{</text:p>
        </text:list-item>
        <text:list-item>
          <text:p text:style-name="P39"><text:s text:c="12"/>TimeConsumingMethodDelegate del = new </text:p>
        </text:list-item>
        <text:list-item>
          <text:p text:style-name="P39"><text:s text:c="12"/>TimeConsumingMethodDelegate(TimeConsumingMethod); </text:p>
        </text:list-item>
        <text:list-item>
          <text:p text:style-name="P39"><text:s text:c="12"/>del.BeginInvoke(int.Parse(textBox1.Text), null, null); 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private void button2_Click(object sender, EventArgs e)</text:p>
        </text:list-item>
        <text:list-item>
          <text:p text:style-name="P39"><text:s text:c="8"/>{</text:p>
        </text:list-item>
        <text:list-item>
          <text:p text:style-name="P39"><text:s text:c="12"/>Cancel = true;</text:p>
        </text:list-item>
        <text:list-item>
          <text:p text:style-name="P39"><text:s text:c="8"/>}</text:p>
        </text:list-item>
        <text:list-item>
          <text:p text:style-name="P39"><text:s text:c="8"/>private void TimeConsumingMethod(int seconds)</text:p>
        </text:list-item>
        <text:list-item>
          <text:p text:style-name="P39"><text:s text:c="8"/>{</text:p>
        </text:list-item>
        <text:list-item>
          <text:p text:style-name="P39"><text:s text:c="12"/>for (int j = 1; j &lt;= seconds; j++)</text:p>
        </text:list-item>
        <text:list-item>
          <text:p text:style-name="P39"><text:s text:c="12"/>{</text:p>
        </text:list-item>
        <text:list-item>
          <text:p text:style-name="P39"><text:s text:c="16"/>if (Cancel)</text:p>
        </text:list-item>
        <text:list-item>
          <text:p text:style-name="P39"><text:s text:c="20"/>break;</text:p>
        </text:list-item>
        <text:list-item>
          <text:p text:style-name="P39"><text:s text:c="16"/>System.Threading.Thread.Sleep(1000);</text:p>
        </text:list-item>
        <text:list-item>
          <text:p text:style-name="P39"><text:s text:c="16"/>SetProgress((int)(j * 100) / seconds);</text:p>
        </text:list-item>
        <text:list-item>
          <text:p text:style-name="P39"><text:s text:c="12"/>}</text:p>
        </text:list-item>
        <text:list-item>
          <text:p text:style-name="P39"><text:soft-page-break/><text:s text:c="12"/>if (Cancel)</text:p>
        </text:list-item>
        <text:list-item>
          <text:p text:style-name="P39"><text:s text:c="12"/>{</text:p>
        </text:list-item>
        <text:list-item>
          <text:p text:style-name="P39"><text:s text:c="16"/>System.Windows.Forms.MessageBox.Show("Cancelled");</text:p>
        </text:list-item>
        <text:list-item>
          <text:p text:style-name="P39"><text:s text:c="16"/>Cancel = false;</text:p>
        </text:list-item>
        <text:list-item>
          <text:p text:style-name="P39"><text:s text:c="12"/>}</text:p>
        </text:list-item>
        <text:list-item>
          <text:p text:style-name="P39"><text:s text:c="12"/>else</text:p>
        </text:list-item>
        <text:list-item>
          <text:p text:style-name="P39"><text:s text:c="12"/>{</text:p>
        </text:list-item>
        <text:list-item>
          <text:p text:style-name="P39"><text:s text:c="16"/>System.Windows.Forms.MessageBox.Show("Complete");</text:p>
        </text:list-item>
        <text:list-item>
          <text:p text:style-name="P39"><text:s text:c="12"/>}</text:p>
        </text:list-item>
        <text:list-item>
          <text:p text:style-name="P39"><text:s text:c="8"/>}</text:p>
        </text:list-item>
        <text:list-item>
          <text:p text:style-name="P39"><text:s text:c="8"/>public delegate void SetProgressDelegate(int val);</text:p>
        </text:list-item>
        <text:list-item>
          <text:p text:style-name="P39"><text:s text:c="8"/>public void SetProgress(int val) </text:p>
        </text:list-item>
        <text:list-item>
          <text:p text:style-name="P39"><text:s text:c="8"/>{</text:p>
        </text:list-item>
        <text:list-item>
          <text:p text:style-name="P39"><text:s text:c="12"/>if (progressBar1.InvokeRequired)</text:p>
        </text:list-item>
        <text:list-item>
          <text:p text:style-name="P39"><text:s text:c="12"/>{</text:p>
        </text:list-item>
        <text:list-item>
          <text:p text:style-name="P39"><text:s text:c="16"/>SetProgressDelegate del = new</text:p>
        </text:list-item>
        <text:list-item>
          <text:p text:style-name="P39"><text:s text:c="16"/>SetProgressDelegate(SetProgress);</text:p>
        </text:list-item>
        <text:list-item>
          <text:p text:style-name="P39"><text:s text:c="16"/>this.Invoke(del, new object[] { val });</text:p>
        </text:list-item>
        <text:list-item>
          <text:p text:style-name="P39"><text:s text:c="12"/>}</text:p>
        </text:list-item>
        <text:list-item>
          <text:p text:style-name="P39"><text:s text:c="12"/>else</text:p>
        </text:list-item>
        <text:list-item>
          <text:p text:style-name="P39"><text:s text:c="12"/>{</text:p>
        </text:list-item>
        <text:list-item>
          <text:p text:style-name="P39"><text:s text:c="16"/>progressBar1.Value = val;</text:p>
        </text:list-item>
        <text:list-item>
          <text:p text:style-name="P39"><text:s text:c="12"/>}</text:p>
        </text:list-item>
        <text:list-item>
          <text:p text:style-name="P39"><text:s text:c="8"/>}</text:p>
        </text:list-item>
        <text:list-item>
          <text:p text:style-name="P39"><text:s text:c="4"/>}</text:p>
        </text:list-item>
        <text:list-item>
          <text:p text:style-name="P39">}</text:p>
        </text:list-item>
      </text:list>
      <text:p text:style-name="Standard" loext:marker-style-name="T32"/>
      <text:p text:style-name="Standard" loext:marker-style-name="T32"/>
      <text:p text:style-name="P38">Листинг <text:span text:style-name="T44">3</text:span>. <text:span text:style-name="T37">Form.Designer.cs </text:span></text:p>
      <text:list text:continue-numbering="true" text:style-name="Нумерация_20_кода">
        <text:list-item text:start-value="1">
          <text:p text:style-name="P40">namespace <text:s text:c="2"/>WinBackgroundWorker</text:p>
        </text:list-item>
        <text:list-item>
          <text:p text:style-name="P40">{</text:p>
        </text:list-item>
        <text:list-item>
          <text:p text:style-name="P40"><text:s text:c="4"/>partial class Form1</text:p>
        </text:list-item>
        <text:list-item>
          <text:p text:style-name="P40"><text:s text:c="4"/>{</text:p>
        </text:list-item>
        <text:list-item>
          <text:p text:style-name="P40"><text:s text:c="8"/>/// &lt;summary&gt;</text:p>
        </text:list-item>
        <text:list-item>
          <text:p text:style-name="P40"><text:s text:c="8"/>/// Обязательная переменная конструктора.</text:p>
        </text:list-item>
        <text:list-item>
          <text:p text:style-name="P40"><text:soft-page-break/><text:s text:c="8"/>/// &lt;/summary&gt;</text:p>
        </text:list-item>
        <text:list-item>
          <text:p text:style-name="P40"><text:s text:c="8"/>private System.ComponentModel.IContainer components = null;</text:p>
        </text:list-item>
        <text:list-item>
          <text:p text:style-name="P40"/>
        </text:list-item>
        <text:list-item>
          <text:p text:style-name="P40"><text:s text:c="8"/>/// &lt;summary&gt;</text:p>
        </text:list-item>
        <text:list-item>
          <text:p text:style-name="P40"><text:s text:c="8"/>/// Освободить все используемые ресурсы.</text:p>
        </text:list-item>
        <text:list-item>
          <text:p text:style-name="P40"><text:s text:c="8"/>/// &lt;/summary&gt;</text:p>
        </text:list-item>
        <text:list-item>
          <text:p text:style-name="P40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40"><text:s text:c="8"/>protected override void Dispose(bool disposing)</text:p>
        </text:list-item>
        <text:list-item>
          <text:p text:style-name="P40"><text:s text:c="8"/>{</text:p>
        </text:list-item>
        <text:list-item>
          <text:p text:style-name="P40"><text:s text:c="12"/>if (disposing &amp;&amp; (components != null))</text:p>
        </text:list-item>
        <text:list-item>
          <text:p text:style-name="P40"><text:s text:c="12"/>{</text:p>
        </text:list-item>
        <text:list-item>
          <text:p text:style-name="P40"><text:s text:c="16"/>components.Dispose();</text:p>
        </text:list-item>
        <text:list-item>
          <text:p text:style-name="P40"><text:s text:c="12"/>}</text:p>
        </text:list-item>
        <text:list-item>
          <text:p text:style-name="P40"><text:s text:c="12"/>base.Dispose(disposing);</text:p>
        </text:list-item>
        <text:list-item>
          <text:p text:style-name="P40"><text:s text:c="8"/>}</text:p>
        </text:list-item>
        <text:list-item>
          <text:p text:style-name="P40"/>
        </text:list-item>
        <text:list-item>
          <text:p text:style-name="P40"><text:s text:c="8"/>#region Код, автоматически созданный конструктором форм Windows</text:p>
        </text:list-item>
        <text:list-item>
          <text:p text:style-name="P40"/>
        </text:list-item>
        <text:list-item>
          <text:p text:style-name="P40"><text:s text:c="8"/>/// &lt;summary&gt;</text:p>
        </text:list-item>
        <text:list-item>
          <text:p text:style-name="P40"><text:s text:c="8"/>/// Требуемый метод для поддержки конструктора — не изменяйте </text:p>
        </text:list-item>
        <text:list-item>
          <text:p text:style-name="P40"><text:s text:c="8"/>/// содержимое этого метода с помощью редактора кода.</text:p>
        </text:list-item>
        <text:list-item>
          <text:p text:style-name="P40"><text:s text:c="8"/>/// &lt;/summary&gt;</text:p>
        </text:list-item>
        <text:list-item>
          <text:p text:style-name="P40"><text:s text:c="8"/>private void InitializeComponent()</text:p>
        </text:list-item>
        <text:list-item>
          <text:p text:style-name="P40"><text:s text:c="8"/>{</text:p>
        </text:list-item>
        <text:list-item>
          <text:p text:style-name="P40"><text:s text:c="12"/>this.label1 = new System.Windows.Forms.Label();</text:p>
        </text:list-item>
        <text:list-item>
          <text:p text:style-name="P40"><text:s text:c="12"/>this.label2 = new System.Windows.Forms.Label();</text:p>
        </text:list-item>
        <text:list-item>
          <text:p text:style-name="P40"><text:s text:c="12"/>this.textBox1 = new System.Windows.Forms.TextBox();</text:p>
        </text:list-item>
        <text:list-item>
          <text:p text:style-name="P40"><text:s text:c="12"/>this.progressBar1 = new System.Windows.Forms.ProgressBar();</text:p>
        </text:list-item>
        <text:list-item>
          <text:p text:style-name="P40"><text:s text:c="12"/>this.button1 = new System.Windows.Forms.Button();</text:p>
        </text:list-item>
        <text:list-item>
          <text:p text:style-name="P40"><text:s text:c="12"/>this.button2 = new System.Windows.Forms.Button();</text:p>
        </text:list-item>
        <text:list-item>
          <text:p text:style-name="P40"><text:s text:c="12"/>this.SuspendLayout();</text:p>
        </text:list-item>
        <text:list-item>
          <text:p text:style-name="P40"><text:s text:c="12"/>// </text:p>
        </text:list-item>
        <text:list-item>
          <text:p text:style-name="P40"><text:s text:c="12"/>// label1</text:p>
        </text:list-item>
        <text:list-item>
          <text:p text:style-name="P40"><text:soft-page-break/><text:s text:c="12"/>// </text:p>
        </text:list-item>
        <text:list-item>
          <text:p text:style-name="P40"><text:s text:c="12"/>this.label1.AutoSize = true;</text:p>
        </text:list-item>
        <text:list-item>
          <text:p text:style-name="P40"><text:s text:c="12"/>this.label1.Location = new System.Drawing.Point(10, 15);</text:p>
        </text:list-item>
        <text:list-item>
          <text:p text:style-name="P40"><text:s text:c="12"/>this.label1.Name = "label1";</text:p>
        </text:list-item>
        <text:list-item>
          <text:p text:style-name="P40"><text:s text:c="12"/>this.label1.Size = new System.Drawing.Size(84, 13);</text:p>
        </text:list-item>
        <text:list-item>
          <text:p text:style-name="P40"><text:s text:c="12"/>this.label1.TabIndex = 0;</text:p>
        </text:list-item>
        <text:list-item>
          <text:p text:style-name="P40"><text:s text:c="12"/>this.label1.Text = "Second to sleep";</text:p>
        </text:list-item>
        <text:list-item>
          <text:p text:style-name="P40"><text:s text:c="12"/>// </text:p>
        </text:list-item>
        <text:list-item>
          <text:p text:style-name="P40"><text:s text:c="12"/>// label2</text:p>
        </text:list-item>
        <text:list-item>
          <text:p text:style-name="P40"><text:s text:c="12"/>// </text:p>
        </text:list-item>
        <text:list-item>
          <text:p text:style-name="P40"><text:s text:c="12"/>this.label2.AutoSize = true;</text:p>
        </text:list-item>
        <text:list-item>
          <text:p text:style-name="P40"><text:s text:c="12"/>this.label2.Location = new System.Drawing.Point(10, 40);</text:p>
        </text:list-item>
        <text:list-item>
          <text:p text:style-name="P40"><text:s text:c="12"/>this.label2.Name = "label2";</text:p>
        </text:list-item>
        <text:list-item>
          <text:p text:style-name="P40"><text:s text:c="12"/>this.label2.Size = new System.Drawing.Size(48, 13);</text:p>
        </text:list-item>
        <text:list-item>
          <text:p text:style-name="P40"><text:s text:c="12"/>this.label2.TabIndex = 1;</text:p>
        </text:list-item>
        <text:list-item>
          <text:p text:style-name="P40"><text:s text:c="12"/>this.label2.Text = "Progress";</text:p>
        </text:list-item>
        <text:list-item>
          <text:p text:style-name="P40"><text:s text:c="12"/>// </text:p>
        </text:list-item>
        <text:list-item>
          <text:p text:style-name="P40"><text:s text:c="12"/>// textBox1</text:p>
        </text:list-item>
        <text:list-item>
          <text:p text:style-name="P40"><text:s text:c="12"/>// </text:p>
        </text:list-item>
        <text:list-item>
          <text:p text:style-name="P40"><text:s text:c="12"/>this.textBox1.Location = new System.Drawing.Point(105, 13);</text:p>
        </text:list-item>
        <text:list-item>
          <text:p text:style-name="P40"><text:s text:c="12"/>this.textBox1.Name = "textBox1";</text:p>
        </text:list-item>
        <text:list-item>
          <text:p text:style-name="P40"><text:s text:c="12"/>this.textBox1.Size = new System.Drawing.Size(80, 20);</text:p>
        </text:list-item>
        <text:list-item>
          <text:p text:style-name="P40"><text:s text:c="12"/>this.textBox1.TabIndex = 2;</text:p>
        </text:list-item>
        <text:list-item>
          <text:p text:style-name="P40"><text:s text:c="12"/>this.textBox1.KeyPress += new System.Windows.Forms.KeyPressEventHandler(this.textBox1_KeyPress);</text:p>
        </text:list-item>
        <text:list-item>
          <text:p text:style-name="P40"><text:s text:c="12"/>// </text:p>
        </text:list-item>
        <text:list-item>
          <text:p text:style-name="P40"><text:s text:c="12"/>// progressBar1</text:p>
        </text:list-item>
        <text:list-item>
          <text:p text:style-name="P40"><text:s text:c="12"/>// </text:p>
        </text:list-item>
        <text:list-item>
          <text:p text:style-name="P40"><text:s text:c="12"/>this.progressBar1.Location = new System.Drawing.Point(110, 40);</text:p>
        </text:list-item>
        <text:list-item>
          <text:p text:style-name="P40"><text:s text:c="12"/>this.progressBar1.Name = "progressBar1";</text:p>
        </text:list-item>
        <text:list-item>
          <text:p text:style-name="P40"><text:s text:c="12"/>this.progressBar1.Size = new System.Drawing.Size(240, 20);</text:p>
        </text:list-item>
        <text:list-item>
          <text:p text:style-name="P40"><text:soft-page-break/><text:s text:c="12"/>this.progressBar1.TabIndex = 3;</text:p>
        </text:list-item>
        <text:list-item>
          <text:p text:style-name="P40"><text:s text:c="12"/>// </text:p>
        </text:list-item>
        <text:list-item>
          <text:p text:style-name="P40"><text:s text:c="12"/>// button1</text:p>
        </text:list-item>
        <text:list-item>
          <text:p text:style-name="P40"><text:s text:c="12"/>// </text:p>
        </text:list-item>
        <text:list-item>
          <text:p text:style-name="P40"><text:s text:c="12"/>this.button1.Location = new System.Drawing.Point(195, 12);</text:p>
        </text:list-item>
        <text:list-item>
          <text:p text:style-name="P40"><text:s text:c="12"/>this.button1.Name = "button1";</text:p>
        </text:list-item>
        <text:list-item>
          <text:p text:style-name="P40"><text:s text:c="12"/>this.button1.Size = new System.Drawing.Size(75, 25);</text:p>
        </text:list-item>
        <text:list-item>
          <text:p text:style-name="P40"><text:s text:c="12"/>this.button1.TabIndex = 4;</text:p>
        </text:list-item>
        <text:list-item>
          <text:p text:style-name="P40"><text:s text:c="12"/>this.button1.Text = "Start";</text:p>
        </text:list-item>
        <text:list-item>
          <text:p text:style-name="P40"><text:s text:c="12"/>this.button1.UseVisualStyleBackColor = true;</text:p>
        </text:list-item>
        <text:list-item>
          <text:p text:style-name="P40"><text:s text:c="12"/>this.button1.Click += new System.EventHandler(this.button1_Click);</text:p>
        </text:list-item>
        <text:list-item>
          <text:p text:style-name="P40"><text:s text:c="12"/>// </text:p>
        </text:list-item>
        <text:list-item>
          <text:p text:style-name="P40"><text:s text:c="12"/>// button2</text:p>
        </text:list-item>
        <text:list-item>
          <text:p text:style-name="P40"><text:s text:c="12"/>// </text:p>
        </text:list-item>
        <text:list-item>
          <text:p text:style-name="P40"><text:s text:c="12"/>this.button2.Location = new System.Drawing.Point(270, 12);</text:p>
        </text:list-item>
        <text:list-item>
          <text:p text:style-name="P40"><text:s text:c="12"/>this.button2.Name = "button2";</text:p>
        </text:list-item>
        <text:list-item>
          <text:p text:style-name="P40"><text:s text:c="12"/>this.button2.Size = new System.Drawing.Size(75, 25);</text:p>
        </text:list-item>
        <text:list-item>
          <text:p text:style-name="P40"><text:s text:c="12"/>this.button2.TabIndex = 5;</text:p>
        </text:list-item>
        <text:list-item>
          <text:p text:style-name="P40"><text:s text:c="12"/>this.button2.Text = "Cancel";</text:p>
        </text:list-item>
        <text:list-item>
          <text:p text:style-name="P40"><text:s text:c="12"/>this.button2.UseVisualStyleBackColor = true;</text:p>
        </text:list-item>
        <text:list-item>
          <text:p text:style-name="P40"><text:s text:c="12"/>this.button2.Click += new System.EventHandler(this.button2_Click);</text:p>
        </text:list-item>
        <text:list-item>
          <text:p text:style-name="P40"><text:s text:c="12"/>// </text:p>
        </text:list-item>
        <text:list-item>
          <text:p text:style-name="P40"><text:s text:c="12"/>// Form1</text:p>
        </text:list-item>
        <text:list-item>
          <text:p text:style-name="P40"><text:s text:c="12"/>// </text:p>
        </text:list-item>
        <text:list-item>
          <text:p text:style-name="P40"><text:s text:c="12"/>this.AutoScaleDimensions = new System.Drawing.SizeF(6F, 13F);</text:p>
        </text:list-item>
        <text:list-item>
          <text:p text:style-name="P40"><text:s text:c="12"/>this.AutoScaleMode = System.Windows.Forms.AutoScaleMode.Font;</text:p>
        </text:list-item>
        <text:list-item>
          <text:p text:style-name="P40"><text:s text:c="12"/>this.ClientSize = new System.Drawing.Size(354, 71);</text:p>
        </text:list-item>
        <text:list-item>
          <text:p text:style-name="P40"><text:s text:c="12"/>this.Controls.Add(this.button2);</text:p>
        </text:list-item>
        <text:list-item>
          <text:p text:style-name="P40"><text:s text:c="12"/>this.Controls.Add(this.button1);</text:p>
        </text:list-item>
        <text:list-item>
          <text:p text:style-name="P40"><text:s text:c="12"/>this.Controls.Add(this.progressBar1);</text:p>
        </text:list-item>
        <text:list-item>
          <text:p text:style-name="P40"><text:s text:c="12"/>this.Controls.Add(this.textBox1);</text:p>
        </text:list-item>
        <text:list-item>
          <text:p text:style-name="P40"><text:s text:c="12"/>this.Controls.Add(this.label2);</text:p>
        </text:list-item>
        <text:list-item>
          <text:p text:style-name="P40"><text:soft-page-break/><text:s text:c="12"/>this.Controls.Add(this.label1);</text:p>
        </text:list-item>
        <text:list-item>
          <text:p text:style-name="P40"><text:s text:c="12"/>this.Name = "Form1";</text:p>
        </text:list-item>
        <text:list-item>
          <text:p text:style-name="P40"><text:s text:c="12"/>this.Text = "Form1";</text:p>
        </text:list-item>
        <text:list-item>
          <text:p text:style-name="P40"><text:s text:c="12"/>this.ResumeLayout(false);</text:p>
        </text:list-item>
        <text:list-item>
          <text:p text:style-name="P40"><text:s text:c="12"/>this.PerformLayout();</text:p>
        </text:list-item>
        <text:list-item>
          <text:p text:style-name="P40"/>
        </text:list-item>
        <text:list-item>
          <text:p text:style-name="P40"><text:s text:c="8"/>}</text:p>
        </text:list-item>
        <text:list-item>
          <text:p text:style-name="P40"/>
        </text:list-item>
        <text:list-item>
          <text:p text:style-name="P40"><text:s text:c="8"/>#endregion</text:p>
        </text:list-item>
        <text:list-item>
          <text:p text:style-name="P40"/>
        </text:list-item>
        <text:list-item>
          <text:p text:style-name="P40"><text:s text:c="8"/>private System.Windows.Forms.Label label1;</text:p>
        </text:list-item>
        <text:list-item>
          <text:p text:style-name="P40"><text:s text:c="8"/>private System.Windows.Forms.Label label2;</text:p>
        </text:list-item>
        <text:list-item>
          <text:p text:style-name="P40"><text:s text:c="8"/>private System.Windows.Forms.TextBox textBox1;</text:p>
        </text:list-item>
        <text:list-item>
          <text:p text:style-name="P40"><text:s text:c="8"/>private System.Windows.Forms.ProgressBar progressBar1;</text:p>
        </text:list-item>
        <text:list-item>
          <text:p text:style-name="P40"><text:s text:c="8"/>private System.Windows.Forms.Button button1;</text:p>
        </text:list-item>
        <text:list-item>
          <text:p text:style-name="P40"><text:s text:c="8"/>private System.Windows.Forms.Button button2;</text:p>
        </text:list-item>
        <text:list-item>
          <text:p text:style-name="P40"><text:s text:c="4"/>}</text:p>
        </text:list-item>
        <text:list-item>
          <text:p text:style-name="P40">}</text:p>
        </text:list-item>
        <text:list-item>
          <text:p text:style-name="P40"/>
        </text:list-item>
      </text:list>
      <text:p text:style-name="P26" loext:marker-style-name="T32"><text:span text:style-name="T21"/></text:p>
      <text:h text:style-name="P24" text:outline-level="2"/>
      <text:h text:style-name="P24" text:outline-level="2">Вывод</text:h>
      <text:p text:style-name="P27">В ходе выполнения работы были получены знания о <text:s/>возможностях, реализующих асинхронное программирование и получены навыки по работе в программе с потоками. <text:span text:style-name="T45">Изучены новые элементы в приложении </text:span><text:span text:style-name="T38">Windows Form.</text:span></text:p>
      <text:p text:style-name="Standard" loext:marker-style-name="T32"><text:span text:style-name="T32"/></text:p>
      <text:p text:style-name="Standard" loext:marker-style-name="T32"><text:span text:style-name="T32"/></text:p>
      <text:p text:style-name="Standard" loext:marker-style-name="T32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2H41M33S</meta:editing-duration>
    <meta:editing-cycles>138</meta:editing-cycles>
    <meta:generator>LibreOffice/24.2.4.2$Windows_X86_64 LibreOffice_project/51a6219feb6075d9a4c46691dcfe0cd9c4fff3c2</meta:generator>
    <dc:title>Реферат ГОСТ</dc:title>
    <dc:date>2024-11-14T23:25:13.235000000</dc:date>
    <meta:print-date>2024-10-10T00:38:26.008959601</meta:print-date>
    <meta:printed-by>Файлы PDF</meta:printed-by>
    <meta:document-statistic meta:table-count="0" meta:image-count="0" meta:object-count="0" meta:page-count="11" meta:paragraph-count="310" meta:word-count="1216" meta:character-count="12058" meta:non-whitespace-character-count="8814"/>
  </office:meta>
</office:document-meta>
</file>